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o stretchy="false">∇</mo>
        <mn>2</mn>
      </msup>
      <mo stretchy="false">ϕ</mo>
      <mrow>
        <mi/>
        <mo stretchy="false">−</mo>
        <mi/>
      </mrow>
      <mfrac>
        <msup>
          <mi>n</mi>
          <mn>2</mn>
        </msup>
        <msup>
          <mi>c</mi>
          <mn>2</mn>
        </msup>
      </mfrac>
      <mi/>
      <mfrac>
        <mrow>
          <msup>
            <mo stretchy="false">∂</mo>
            <mn>2</mn>
          </msup>
          <mo stretchy="false">ϕ</mo>
        </mrow>
        <mrow>
          <mo stretchy="false">∂</mo>
          <msup>
            <mi>t</mi>
            <mn>2</mn>
          </msup>
        </mrow>
      </mfrac>
      <mrow>
        <mi/>
        <mo stretchy="false">=</mo>
        <mi/>
      </mrow>
      <mn>0</mn>
    </mrow>
    <annotation encoding="StarMath 5.0">nabla ^2 %iphi `-` n^2 over c^2 ` {partial ^2 %iphi} over {partial t^2} 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23:02:35.753000000</meta:creation-date>
    <meta:generator>LibreOffice/4.1.4.2$Windows_x86 LibreOffice_project/0a0440ccc0227ad9829de5f46be37cfb6edcf72</meta:generator>
  </office:meta>
</office:document-meta>
</file>